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27_14-20-40_000.jpg</text:p>
          </table:table-cell>
          <table:table-cell table:style-name="ce25" office:value-type="string">
            <text:p>:m RES 1*1 / free# JVEMV6 68#_2 / 68. theoretical-physics(tp) / topics=~,w:計量符号；ツイスター空間；positive-definite;特異行列,other=~;think~ / N+</text:p>
          </table:table-cell>
          <table:table-cell table:style-name="ce4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2]=&quot;&quot;;[.C2];CONCATENATE([.C2];&quot; / &quot;;[.E2]))" office:value-type="string" office:string-value=":m RES 1*1 / free# JVEMV6 68#_2 / 68. theoretical-physics(tp) / topics=~,w:計量符号；ツイスター空間；positive-definite;特異行列,other=~;think~ / N+">
            <text:p>:m RES 1*1 / free# JVEMV6 68#_2 / 68. theoretical-physics(tp) / topics=~,w:計量符号；ツイスター空間；positive-definite;特異行列,other=~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27_14-39-43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27_20-22-41_000.jpg</text:p>
          </table:table-cell>
          <table:table-cell table:style-name="ce25" office:value-type="string">
            <text:p>:m 1*1 RES / 64#78_4 / 『不完全性定理』 ゲーデル (goedel)、著；林晋、八杉満利子、訳・解説 / p.18 / w:類記号 / N+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4]=&quot;&quot;;[.C4];CONCATENATE([.C4];&quot; / &quot;;[.E4]))" office:value-type="string" office:string-value=":m 1*1 RES / 64#78_4 / 『不完全性定理』 ゲーデル (goedel)、著；林晋、八杉満利子、訳・解説 / p.18 / w:類記号 / N+">
            <text:p>:m 1*1 RES / 64#78_4 / 『不完全性定理』 ゲーデル (goedel)、著；林晋、八杉満利子、訳・解説 / p.18 / w:類記号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27_21-06-46_000.jpg</text:p>
          </table:table-cell>
          <table:table-cell table:style-name="ce25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01074 E-139-34-49.434814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2-27_23-40-17_000.jpg</text:p>
          </table:table-cell>
          <table:table-cell table:style-name="ce25" office:value-type="string">
            <text:p>:m 記録 / 食べたもの：お菓子類</text:p>
          </table:table-cell>
          <table:table-cell table:style-name="ce16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4" table:formula="of:=IF([.E6]=&quot;&quot;;[.C6];CONCATENATE([.C6];&quot; / &quot;;[.E6]))" office:value-type="string" office:string-value=":m 記録 / 食べたもの：お菓子類">
            <text:p>:m 記録 / 食べたもの：お菓子類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28_00-35-25_000.jpg</text:p>
          </table:table-cell>
          <table:table-cell table:style-name="ce25" office:value-type="string">
            <text:p>:PHOTO 記録 / 経過記録；作ったもの / food=焼酎漬け / material=セージ：１パック；liquor=麦焼酎:200ml,time=1227-0108,container=silver-cap,other=一日で取り出し</text:p>
          </table:table-cell>
          <table:table-cell table:style-name="ce16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4" table:formula="of:=IF([.E7]=&quot;&quot;;[.C7];CONCATENATE([.C7];&quot; / &quot;;[.E7]))" office:value-type="string" office:string-value=":PHOTO 記録 / 経過記録；作ったもの / food=焼酎漬け / material=セージ：１パック；liquor=麦焼酎:200ml,time=1227-0108,container=silver-cap,other=一日で取り出し">
            <text:p>:PHOTO 記録 / 経過記録；作ったもの / food=焼酎漬け / material=セージ：１パック；liquor=麦焼酎:200ml,time=1227-0108,container=silver-cap,other=一日で取り出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28_00-35-47_000.jpg</text:p>
          </table:table-cell>
          <table:table-cell table:style-name="ce25" office:value-type="string">
            <text:p>:PHOTO 記録 / 経過記録；作ったもの / food=焼酎漬け / material=セージ：１パック；liquor=麦焼酎:200ml,time=1227-0108,container=silver-cap,other=一日で取り出し /// liquor=麦焼酎:100ml,time=1228-0037,other=既存取り出し；焼酎追加</text:p>
          </table:table-cell>
          <table:table-cell table:style-name="ce17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セージ：１パック；liquor=麦焼酎:200ml,time=1227-0108,container=silver-cap,other=一日で取り出し /// liquor=麦焼酎:100ml,time=1228-0037,other=既存取り出し；焼酎追加">
            <text:p>:PHOTO 記録 / 経過記録；作ったもの / food=焼酎漬け / material=セージ：１パック；liquor=麦焼酎:200ml,time=1227-0108,container=silver-cap,other=一日で取り出し /// liquor=麦焼酎:100ml,time=1228-0037,other=既存取り出し；焼酎追加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2-28_00-37-46_000.jpg</text:p>
          </table:table-cell>
          <table:table-cell table:style-name="ce16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7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2-28_00-38-36_000.jpg</text:p>
          </table:table-cell>
          <table:table-cell table:style-name="ce25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8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2-28_00-38-55_000.jpg</text:p>
          </table:table-cell>
          <table:table-cell table:style-name="ce25" office:value-type="string">
            <text:p>:PHOTO 記録 / 経過記録；作ったもの / food=焼酎漬け / material=スペアミント：１パック；liquor=麦焼酎:200ml,time=1227-0108,container=silver-cap,other=~</text:p>
          </table:table-cell>
          <table:table-cell table:style-name="ce16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スペアミント：１パック；liquor=麦焼酎:200ml,time=1227-0108,container=silver-cap,other=~">
            <text:p>:PHOTO 記録 / 経過記録；作ったもの / food=焼酎漬け / material=スペアミント：１パック；liquor=麦焼酎:200ml,time=1227-0108,container=silver-cap,other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28_02-13-16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12]=&quot;&quot;;[.C12];CONCATENATE([.C12];&quot; / &quot;;[.E1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2-28_02-13-19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2-28_03-58-29_000.jpg</text:p>
          </table:table-cell>
          <table:table-cell table:style-name="ce19" office:value-type="string">
            <text:p>:m :PHOTO 起きた時刻（夜中） / 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4]=&quot;&quot;;[.C14];CONCATENATE([.C14];&quot; / &quot;;[.E14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2-28_07-49-31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4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2020/12/28</text:date>, <text:time>10:01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28T10:01:05.50</dc:date>
    <dc:creator>iwabuchi ken</dc:creator>
    <meta:editing-duration>P29DT18H22M41S</meta:editing-duration>
    <meta:editing-cycles>11089</meta:editing-cycles>
    <meta:document-statistic meta:table-count="1" meta:cell-count="459" meta:object-count="0"/>
  </office:meta>
</office:document-meta>
</file>